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28mm"/>
    </style:style>
    <style:style style:name="co2" style:family="table-column">
      <style:table-column-properties fo:break-before="auto" style:column-width="38.1mm"/>
    </style:style>
    <style:style style:name="co3" style:family="table-column">
      <style:table-column-properties fo:break-before="auto" style:column-width="54.77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d7d7"/>
    </style:style>
    <style:style style:name="ce3" style:family="table-cell" style:parent-style-name="Default" style:data-style-name="N0">
      <style:table-cell-properties fo:background-color="#d7f0ff"/>
    </style:style>
    <style:style style:name="ce5" style:family="table-cell" style:parent-style-name="Default" style:data-style-name="N0">
      <style:table-cell-properties fo:background-color="#cccccc"/>
    </style:style>
    <style:style style:name="ce4" style:family="table-cell" style:parent-style-name="Default" style:data-style-name="N0">
      <style:table-cell-properties fo:background-color="#f6f9d4"/>
    </style:style>
    <style:style style:name="ce8" style:family="table-cell" style:parent-style-name="Link" style:data-style-name="N0">
      <style:table-cell-properties fo:background-color="#d7f0ff" style:vertical-align="automatic"/>
      <style:text-properties fo:color="#0563c1" style:text-underline-style="solid" style:text-underline-width="auto" style:text-underline-color="font-color"/>
    </style:style>
    <style:style style:name="ce6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Artikel</text:p>
          </table:table-cell>
          <table:table-cell office:value-type="string" calcext:value-type="string">
            <text:p>Quelle</text:p>
          </table:table-cell>
          <table:table-cell office:value-type="string" calcext:value-type="string">
            <text:p>Bestellnumme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Preis/Stk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Bemerku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Po Safe</text:p>
          </table:table-cell>
          <table:table-cell table:style-name="ce2" office:value-type="string" calcext:value-type="string">
            <text:p>stefansliposhop.de</text:p>
          </table:table-cell>
          <table:table-cell table:style-name="ce2" office:value-type="string" calcext:value-type="string">
            <text:p>https://www.stefansliposhop.de/Sicherheits-Waermekoffer/BAT-SAFE-Sicherheitskoffer::1841.htm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9.9" calcext:value-type="float">
            <text:p>59,9</text:p>
          </table:table-cell>
          <table:table-cell table:style-name="ce2" table:formula="of:=[.D2]*[.E2]" office:value-type="float" office:value="59.9" calcext:value-type="float">
            <text:p>59,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bornetzteil, min 50v 5A</text:p>
          </table:table-cell>
          <table:table-cell table:style-name="ce2" office:value-type="string" calcext:value-type="string">
            <text:p>Pollin</text:p>
          </table:table-cell>
          <table:table-cell table:style-name="ce2" office:value-type="float" office:value="351565" calcext:value-type="float">
            <text:p>3515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9.95" calcext:value-type="float">
            <text:p>69,95</text:p>
          </table:table-cell>
          <table:table-cell table:style-name="ce2" table:formula="of:=[.D3]*[.E3]" office:value-type="float" office:value="69.95" calcext:value-type="float">
            <text:p>69,9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Link V2</text:p>
          </table:table-cell>
          <table:table-cell table:style-name="ce3" office:value-type="string" calcext:value-type="string">
            <text:p>Conrad</text:p>
          </table:table-cell>
          <table:table-cell table:style-name="ce3" office:value-type="float" office:value="802243974" calcext:value-type="float">
            <text:p>8022439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.75" calcext:value-type="float">
            <text:p>41,75</text:p>
          </table:table-cell>
          <table:table-cell table:style-name="ce3" table:formula="of:=[.D4]*[.E4]" office:value-type="float" office:value="41.75" calcext:value-type="float">
            <text:p>41,75</text:p>
          </table:table-cell>
          <table:table-cell office:value-type="string" calcext:value-type="string">
            <text:p>Ich würde die 2€-Chinaversion kaufen: https://bit.ly/2BxQYUv, https://bit.ly/2tqzTaR, https://bit.ly/2WV4kD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uftpumpe für Luftreifen</text:p>
          </table:table-cell>
          <table:table-cell table:style-name="ce3" office:value-type="string" calcext:value-type="string">
            <text:p>Conrad</text:p>
          </table:table-cell>
          <table:table-cell table:style-name="ce3" office:value-type="string" calcext:value-type="string">
            <text:p>1581863 - 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.49" calcext:value-type="float">
            <text:p>15,49</text:p>
          </table:table-cell>
          <table:table-cell table:style-name="ce3" table:formula="of:=[.D5]*[.E5]" office:value-type="float" office:value="15.49" calcext:value-type="float">
            <text:p>15,4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ely Akku Buchse XT60 vergoldet 1 St.</text:p>
          </table:table-cell>
          <table:table-cell table:style-name="ce3" office:value-type="string" calcext:value-type="string">
            <text:p>Conrad</text:p>
          </table:table-cell>
          <table:table-cell table:style-name="ce3" office:value-type="string" calcext:value-type="string">
            <text:p>1373200 - 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99" calcext:value-type="float">
            <text:p>0,99</text:p>
          </table:table-cell>
          <table:table-cell table:style-name="ce3" table:formula="of:=[.D6]*[.E6]" office:value-type="float" office:value="4.95" calcext:value-type="float">
            <text:p>4,9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ely Akku Stecker XT60 vergoldet 1 St.</text:p>
          </table:table-cell>
          <table:table-cell table:style-name="ce3" office:value-type="string" calcext:value-type="string">
            <text:p>Conrad</text:p>
          </table:table-cell>
          <table:table-cell table:style-name="ce3" office:value-type="string" calcext:value-type="string">
            <text:p>1373199 - 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99" calcext:value-type="float">
            <text:p>0,99</text:p>
          </table:table-cell>
          <table:table-cell table:style-name="ce3" table:formula="of:=[.D7]*[.E7]" office:value-type="float" office:value="4.95" calcext:value-type="float">
            <text:p>4,9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lphaWire 3079 RD001 Litze 1 x 2.08 mm² Rot</text:p>
          </table:table-cell>
          <table:table-cell table:style-name="ce3" office:value-type="string" calcext:value-type="string">
            <text:p>Conrad</text:p>
          </table:table-cell>
          <table:table-cell table:style-name="ce3" office:value-type="string" calcext:value-type="string">
            <text:p>1368753 - 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79" calcext:value-type="float">
            <text:p>0,79</text:p>
          </table:table-cell>
          <table:table-cell table:style-name="ce3" table:formula="of:=[.D8]*[.E8]" office:value-type="float" office:value="3.95" calcext:value-type="float">
            <text:p>3,9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lphaWire 3079 BK001 Litze 1 x 2.08 mm² Schwarz</text:p>
          </table:table-cell>
          <table:table-cell table:style-name="ce3" office:value-type="string" calcext:value-type="string">
            <text:p>Conrad</text:p>
          </table:table-cell>
          <table:table-cell table:style-name="ce3" office:value-type="string" calcext:value-type="string">
            <text:p>1368750 - 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79" calcext:value-type="float">
            <text:p>0,79</text:p>
          </table:table-cell>
          <table:table-cell table:style-name="ce3" table:formula="of:=[.D9]*[.E9]" office:value-type="float" office:value="3.95" calcext:value-type="float">
            <text:p>3,95</text:p>
          </table:table-cell>
          <table:table-cell table:number-columns-repeated="3"/>
          <table:table-cell office:value-type="string" calcext:value-type="string">
            <text:p>Legende: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ananenstecker Stecker Schwarz</text:p>
          </table:table-cell>
          <table:table-cell table:style-name="ce3" office:value-type="string" calcext:value-type="string">
            <text:p>Conrad</text:p>
          </table:table-cell>
          <table:table-cell table:style-name="ce3" office:value-type="string" calcext:value-type="string">
            <text:p>730114 - 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94" calcext:value-type="float">
            <text:p>1,94</text:p>
          </table:table-cell>
          <table:table-cell table:style-name="ce3" table:formula="of:=[.D10]*[.E10]" office:value-type="float" office:value="3.88" calcext:value-type="float">
            <text:p>3,88</text:p>
          </table:table-cell>
          <table:table-cell table:number-columns-repeated="3"/>
          <table:table-cell table:style-name="ce4"/>
          <table:table-cell office:value-type="string" calcext:value-type="string">
            <text:p>Wird unmittelbar benötig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ananenstecker Stecker Rot</text:p>
          </table:table-cell>
          <table:table-cell table:style-name="ce3" office:value-type="string" calcext:value-type="string">
            <text:p>Conrad</text:p>
          </table:table-cell>
          <table:table-cell table:style-name="ce3" office:value-type="string" calcext:value-type="string">
            <text:p>730106 - 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94" calcext:value-type="float">
            <text:p>1,94</text:p>
          </table:table-cell>
          <table:table-cell table:style-name="ce3" table:formula="of:=[.D11]*[.E11]" office:value-type="float" office:value="3.88" calcext:value-type="float">
            <text:p>3,88</text:p>
          </table:table-cell>
          <table:table-cell table:number-columns-repeated="3"/>
          <table:table-cell table:style-name="ce2"/>
          <table:table-cell office:value-type="string" calcext:value-type="string">
            <text:p>Schon bestell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lukabel 37029 Gummischlauchleitung H07RN-F 3 G 2.50 mm² Schwarz</text:p>
          </table:table-cell>
          <table:table-cell table:style-name="ce5" office:value-type="string" calcext:value-type="string">
            <text:p>Conrad</text:p>
          </table:table-cell>
          <table:table-cell table:style-name="ce5" office:value-type="string" calcext:value-type="string">
            <text:p>1539371 – 6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55" calcext:value-type="float">
            <text:p>2,55</text:p>
          </table:table-cell>
          <table:table-cell table:style-name="ce5" table:formula="of:=[.D12]*[.E12]" office:value-type="float" office:value="7.65" calcext:value-type="float">
            <text:p>7,65</text:p>
          </table:table-cell>
          <table:table-cell table:number-columns-repeated="3"/>
          <table:table-cell table:style-name="ce5"/>
          <table:table-cell office:value-type="string" calcext:value-type="string">
            <text:p>Eventuell Unnötig, nicht bestellen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undsteckhülse 1.50 mm² 2.50 mm² Stift-Ø: 5 mm Vollisoliert Blau</text:p>
          </table:table-cell>
          <table:table-cell table:style-name="ce5" office:value-type="string" calcext:value-type="string">
            <text:p>Conrad</text:p>
          </table:table-cell>
          <table:table-cell table:style-name="ce5" office:value-type="string" calcext:value-type="string">
            <text:p>739034 - 6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.29" calcext:value-type="float">
            <text:p>6,29</text:p>
          </table:table-cell>
          <table:table-cell table:style-name="ce5" table:formula="of:=[.D13]*[.E13]" office:value-type="float" office:value="6.29" calcext:value-type="float">
            <text:p>6,29</text:p>
          </table:table-cell>
          <table:table-cell table:number-columns-repeated="3"/>
          <table:table-cell table:style-name="ce3"/>
          <table:table-cell office:value-type="string" calcext:value-type="string">
            <text:p>Nice to have, wird spätestens benötigt, wenn nach mir jemand das Projekt übernimm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undstecker 1.50 mm² 2.50 mm² Stift-Ø: 5 mm Teilisoliert Blau</text:p>
          </table:table-cell>
          <table:table-cell table:style-name="ce5" office:value-type="string" calcext:value-type="string">
            <text:p>Conrad</text:p>
          </table:table-cell>
          <table:table-cell table:style-name="ce5" office:value-type="string" calcext:value-type="string">
            <text:p>738490 – 6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.29" calcext:value-type="float">
            <text:p>6,29</text:p>
          </table:table-cell>
          <table:table-cell table:style-name="ce5" table:formula="of:=[.D14]*[.E14]" office:value-type="float" office:value="6.29" calcext:value-type="float">
            <text:p>6,2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egeringzange Passend für Außenringe 19-60 mm</text:p>
          </table:table-cell>
          <table:table-cell table:style-name="ce3" office:value-type="string" calcext:value-type="string">
            <text:p>Conrad</text:p>
          </table:table-cell>
          <table:table-cell table:style-name="ce3" office:value-type="string" calcext:value-type="string">
            <text:p>822203 - 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.01" calcext:value-type="float">
            <text:p>15,01</text:p>
          </table:table-cell>
          <table:table-cell table:style-name="ce3" table:formula="of:=[.D15]*[.E15]" office:value-type="float" office:value="15.01" calcext:value-type="float">
            <text:p>15,01</text:p>
          </table:table-cell>
          <table:table-cell office:value-type="string" calcext:value-type="string">
            <text:p>Für Seegeringe der Hoverboardach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WeMos D1 mini V2 WIFI Board based on ESP-8266EX Arduino NodeMcu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float" office:value="802247557" calcext:value-type="float">
            <text:p>802247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52" calcext:value-type="float">
            <text:p>9,52</text:p>
          </table:table-cell>
          <table:table-cell table:style-name="ce2" table:formula="of:=[.D18]*[.E18]" office:value-type="float" office:value="9.52" calcext:value-type="float">
            <text:p>9,52</text:p>
          </table:table-cell>
          <table:table-cell office:value-type="string" calcext:value-type="string">
            <text:p>Für Motoransteuerung von Anhänger über WLA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ini-Kabel, USB A Stecker an Mini-B Stecker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float" office:value="800403528" calcext:value-type="float">
            <text:p>8004035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table:formula="of:=[.D19]*[.E19]" office:value-type="float" office:value="3.75" calcext:value-type="float">
            <text:p>3,75</text:p>
          </table:table-cell>
          <table:table-cell office:value-type="string" calcext:value-type="string">
            <text:p>Bisher nur auf Bestelliste gesetz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C-DC 7-40V to 1,2-35V 300W 8A Step-down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float" office:value="802244052" calcext:value-type="float">
            <text:p>8022440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75" calcext:value-type="float">
            <text:p>8,75</text:p>
          </table:table-cell>
          <table:table-cell table:style-name="ce2" table:formula="of:=[.D20]*[.E20]" office:value-type="float" office:value="8.75" calcext:value-type="float">
            <text:p>8,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giLink UA0139 4 Port USB 2.0-Hub Schwarz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986337 - 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19" calcext:value-type="float">
            <text:p>4,19</text:p>
          </table:table-cell>
          <table:table-cell table:style-name="ce2" table:formula="of:=[.D21]*[.E21]" office:value-type="float" office:value="4.19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gic Level Converter 8ch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float" office:value="802236624" calcext:value-type="float">
            <text:p>8022366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92" calcext:value-type="float">
            <text:p>3,92</text:p>
          </table:table-cell>
          <table:table-cell table:style-name="ce2" table:formula="of:=[.D22]*[.E22]" office:value-type="float" office:value="3.92" calcext:value-type="float">
            <text:p>3,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spberry Pi 3 Model B+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float" office:value="801081557" calcext:value-type="float">
            <text:p>801081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3.95" calcext:value-type="float">
            <text:p>43,95</text:p>
          </table:table-cell>
          <table:table-cell table:style-name="ce2" table:formula="of:=[.D23]*[.E23]" office:value-type="float" office:value="43.95" calcext:value-type="float">
            <text:p>43,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an Well DC/DC-Wandler PSD-45C-24 1.875A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292639 - 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.4" calcext:value-type="float">
            <text:p>21,4</text:p>
          </table:table-cell>
          <table:table-cell table:style-name="ce2" table:formula="of:=[.D24]*[.E24]" office:value-type="float" office:value="21.4" calcext:value-type="float">
            <text:p>21,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msung EVO Plus microSDHC-Karte 32 GB Class 10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547259 - 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99" calcext:value-type="float">
            <text:p>10,99</text:p>
          </table:table-cell>
          <table:table-cell table:style-name="ce2" table:formula="of:=[.D25]*[.E25]" office:value-type="float" office:value="10.99" calcext:value-type="float">
            <text:p>10,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spberry Pi® USB-Kabel Schwarz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674932 – 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89" calcext:value-type="float">
            <text:p>2,89</text:p>
          </table:table-cell>
          <table:table-cell table:style-name="ce2" table:formula="of:=[.D26]*[.E26]" office:value-type="float" office:value="2.89" calcext:value-type="float">
            <text:p>2,8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PLidar A1M8</text:p>
          </table:table-cell>
          <table:table-cell table:style-name="ce2" office:value-type="string" calcext:value-type="string">
            <text:p>Robotshop</text:p>
          </table:table-cell>
          <table:table-cell table:style-name="ce2" office:value-type="string" calcext:value-type="string">
            <text:p><text:a xlink:href="https://www.robotshop.com/en/rplidar-a1m8-360-degree-laser-scanner-development-kit.html" xlink:type="simple">https://www.robotshop.com/en/rplidar-a1m8-360-degree-laser-scanner-development-kit.html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3" calcext:value-type="float">
            <text:p>103</text:p>
          </table:table-cell>
          <table:table-cell table:style-name="ce2" table:formula="of:=[.D28]*[.E28]" office:value-type="float" office:value="103" calcext:value-type="float">
            <text:p>103</text:p>
          </table:table-cell>
          <table:table-cell office:value-type="string" calcext:value-type="string">
            <text:p>Bestellt am 16.02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ART NEO-7M-C GPS-Modul</text:p>
          </table:table-cell>
          <table:table-cell table:style-name="ce2" office:value-type="string" calcext:value-type="string">
            <text:p>Robotshop</text:p>
          </table:table-cell>
          <table:table-cell table:style-name="ce2" office:value-type="string" calcext:value-type="string">
            <text:p><text:a xlink:href="https://www.robotshop.com/de/de/uart-neo-7m-c-gps-modul.html" xlink:type="simple">https://www.robotshop.com/de/de/uart-neo-7m-c-gps-modul.html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.91" calcext:value-type="float">
            <text:p>21,91</text:p>
          </table:table-cell>
          <table:table-cell table:style-name="ce2" table:formula="of:=[.D29]*[.E29]" office:value-type="float" office:value="21.91" calcext:value-type="float">
            <text:p>21,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MU Breakout Board - MPU-9250</text:p>
          </table:table-cell>
          <table:table-cell table:style-name="ce2" office:value-type="string" calcext:value-type="string">
            <text:p>Robotshop</text:p>
          </table:table-cell>
          <table:table-cell table:style-name="ce2" office:value-type="string" calcext:value-type="string">
            <text:p><text:a xlink:href="https://www.robotshop.com/de/de/imu-breakout-board-mpu-9250.html" xlink:type="simple">https://www.robotshop.com/de/de/imu-breakout-board-mpu-9250.html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.6" calcext:value-type="float">
            <text:p>15,6</text:p>
          </table:table-cell>
          <table:table-cell table:style-name="ce2" table:formula="of:=[.D30]*[.E30]" office:value-type="float" office:value="15.6" calcext:value-type="float">
            <text:p>15,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Nano V3 mit FTDI</text:p>
          </table:table-cell>
          <table:table-cell table:style-name="ce2" office:value-type="string" calcext:value-type="string">
            <text:p>Az-delivery</text:p>
          </table:table-cell>
          <table:table-cell table:style-name="ce2" office:value-type="string" calcext:value-type="string">
            <text:p><text:a xlink:href="https://www.az-delivery.de/products/nano-v3-mit-ftdi-arduino-kompatibel?ls=de" xlink:type="simple">https://www.az-delivery.de/products/nano-v3-mit-ftdi-arduino-kompatibel?ls=de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99333" calcext:value-type="float">
            <text:p>4,99333</text:p>
          </table:table-cell>
          <table:table-cell table:style-name="ce2" table:formula="of:=[.D32]*[.E32]" office:value-type="float" office:value="14.97999" calcext:value-type="float">
            <text:p>14,97999</text:p>
          </table:table-cell>
          <table:table-cell office:value-type="string" calcext:value-type="string">
            <text:p>1x IMU, 1x Motortreiber, 1x Sonar</text:p>
          </table:table-cell>
          <table:table-cell/>
          <table:table-cell office:value-type="string" calcext:value-type="string">
            <text:p>Ich habe jetzt 5 bestell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HC-SR04</text:p>
          </table:table-cell>
          <table:table-cell table:style-name="ce2" office:value-type="string" calcext:value-type="string">
            <text:p>Az-delivery</text:p>
          </table:table-cell>
          <table:table-cell table:style-name="ce2" office:value-type="string" calcext:value-type="string">
            <text:p><text:a xlink:href="https://www.az-delivery.de/products/3er-set-hc-sr04-ultraschallmodule?ls=de" xlink:type="simple">https://www.az-delivery.de/products/3er-set-hc-sr04-ultraschallmodule?ls=de</text:a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8" calcext:value-type="float">
            <text:p>1,8</text:p>
          </table:table-cell>
          <table:table-cell table:style-name="ce2" table:formula="of:=[.D33]*[.E33]" office:value-type="float" office:value="18" calcext:value-type="float">
            <text:p>18</text:p>
          </table:table-cell>
          <table:table-cell office:value-type="string" calcext:value-type="string">
            <text:p>2x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M2596S DC-DC Step Down Modul</text:p>
          </table:table-cell>
          <table:table-cell table:style-name="ce2" office:value-type="string" calcext:value-type="string">
            <text:p>Az-delivery</text:p>
          </table:table-cell>
          <table:table-cell table:style-name="ce2" office:value-type="string" calcext:value-type="string">
            <text:p><text:a xlink:href="https://www.az-delivery.de/products/lm2596s-dc-dc-step-down-modul-1?ls=de" xlink:type="simple">https://www.az-delivery.de/products/lm2596s-dc-dc-step-down-modul-1?ls=de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4" calcext:value-type="float">
            <text:p>1,4</text:p>
          </table:table-cell>
          <table:table-cell table:style-name="ce2" table:formula="of:=[.D34]*[.E34]" office:value-type="float" office:value="7" calcext:value-type="float">
            <text:p>7</text:p>
          </table:table-cell>
          <table:table-cell/>
          <table:table-cell office:value-type="string" calcext:value-type="string">
            <text:p>Bestellt am 16.02.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6"/>
          <table:table-cell table:number-columns-repeated="1018"/>
        </table:table-row>
        <table:table-row table:style-name="ro1">
          <table:table-cell table:style-name="ce3" office:value-type="string" calcext:value-type="string">
            <text:p>USB-Serial Adapter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auptschalter?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Stahlrohr 30mm 2mm Wandstärke 500mm Länge</text:p>
          </table:table-cell>
          <table:table-cell table:style-name="ce4" office:value-type="string" calcext:value-type="string">
            <text:p>Stahl-Shop24</text:p>
          </table:table-cell>
          <table:table-cell table:style-name="ce4" office:value-type="string" calcext:value-type="string">
            <text:p>https://www.stahl-shop24.de/stahl-rundrohr-300x20-5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D39]*[.E39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Joystick</text:p>
          </table:table-cell>
          <table:table-cell table:style-name="ce3" office:value-type="string" calcext:value-type="string">
            <text:p>Az-delivery</text:p>
          </table:table-cell>
          <table:table-cell table:style-name="ce3" office:value-type="string" calcext:value-type="string">
            <text:p>https://www.az-delivery.de/products/joystick-modul?ls=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99" calcext:value-type="float">
            <text:p>2,99</text:p>
          </table:table-cell>
          <table:table-cell table:style-name="ce3" table:formula="of:=[.D40]*[.E40]" office:value-type="float" office:value="2.99" calcext:value-type="float">
            <text:p>2,9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erbindungwelle Zugfahrzeug &lt;-&gt; Anhänger</text:p>
          </table:table-cell>
          <table:table-cell table:style-name="ce3" office:value-type="string" calcext:value-type="string">
            <text:p>Dold-Mechatronik</text:p>
          </table:table-cell>
          <table:table-cell table:style-name="ce3" office:value-type="string" calcext:value-type="string">
            <text:p>https://www.dold-mechatronik.de/Praezisionswelle-20mm-h6-geschliffen-und-gehaertet-Standardlaengen-150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" calcext:value-type="float">
            <text:p>3,3</text:p>
          </table:table-cell>
          <table:table-cell table:style-name="ce3" table:formula="of:=[.D41]*[.E41]" office:value-type="float" office:value="3.3" calcext:value-type="float">
            <text:p>3,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ehlager Verbindung Zugfahrzeug &lt;-&gt; Anhänger</text:p>
          </table:table-cell>
          <table:table-cell table:style-name="ce3" office:value-type="string" calcext:value-type="string">
            <text:p>Kugellager--Express</text:p>
          </table:table-cell>
          <table:table-cell table:style-name="ce3" office:value-type="string" calcext:value-type="string">
            <text:p>https://www.kugellager-express.de/stehlager-lagerbock-stehlagereinheit-ucp204-welle-20-m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94" calcext:value-type="float">
            <text:p>4,94</text:p>
          </table:table-cell>
          <table:table-cell table:style-name="ce3" table:formula="of:=[.D42]*[.E42]" office:value-type="float" office:value="19.76" calcext:value-type="float">
            <text:p>19,7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aspberry Pi Model 3B</text:p>
          </table:table-cell>
          <table:table-cell table:style-name="ce3" office:value-type="string" calcext:value-type="string">
            <text:p>Conrad</text:p>
          </table:table-cell>
          <table:table-cell table:style-name="ce3" office:value-type="string" calcext:value-type="string">
            <text:p>https://www.conrad.de/de/raspberry-pi-3-model-b-1-gb-ohne-betriebssystem-1419716.htm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.49" calcext:value-type="float">
            <text:p>34,49</text:p>
          </table:table-cell>
          <table:table-cell table:style-name="ce3" table:formula="of:=[.D43]*[.E43]" office:value-type="float" office:value="34.49" calcext:value-type="float">
            <text:p>34,49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Stahlplatte Verzinkt 4mm Stärke 128x?</text:p>
          </table:table-cell>
          <table:table-cell table:style-name="ce3" office:value-type="string" calcext:value-type="string">
            <text:p>prokilo.de</text:p>
          </table:table-cell>
          <table:table-cell table:style-name="ce3" office:value-type="string" calcext:value-type="string">
            <text:p>https://www.prokilo.de/stahl-metall/bleche-platten-im-zuschnitt/glatte-bleche-auf-mass/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D45]*[.E45]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chskantschrauben M10x80mm verzinkt </text:p>
          </table:table-cell>
          <table:table-cell table:style-name="ce3" office:value-type="string" calcext:value-type="string">
            <text:p>befestigungsfuchs</text:p>
          </table:table-cell>
          <table:table-cell table:style-name="ce8" office:value-type="string" calcext:value-type="string">
            <text:p><text:a xlink:href="https://www.befestigungsfuchs.de/befestigungstechnik/schrauben/sechskantschrauben/verzinkt/25-sechskantschrauben-din-933---m10-x-80mm---verzinkt---festigkeit-88" xlink:type="simple">https://www.befestigungsfuchs.de/befestigungstechnik/schrauben/sechskantschrauben/verzinkt/25-sechskantschrauben-din-933---m10-x-80mm---verzinkt---festigkeit-88</text:a>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5.89/25" office:value-type="float" office:value="0.2356" calcext:value-type="float">
            <text:p>0,2356</text:p>
          </table:table-cell>
          <table:table-cell table:style-name="ce3" table:formula="of:=[.D46]*[.E46]" office:value-type="float" office:value="5.89" calcext:value-type="float">
            <text:p>5,8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chskantmutter M12 Stahl Verzinkt 20st</text:p>
          </table:table-cell>
          <table:table-cell table:style-name="ce3" office:value-type="string" calcext:value-type="string">
            <text:p>befestigungsfuchs</text:p>
          </table:table-cell>
          <table:table-cell table:style-name="ce3" table:number-columns-repeated="3"/>
          <table:table-cell table:style-name="ce3" table:formula="of:=[.D47]*[.E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ewindestange M12 1000mm Verzinkt</text:p>
          </table:table-cell>
          <table:table-cell table:style-name="ce3" office:value-type="string" calcext:value-type="string">
            <text:p>befestigungsfuchs</text:p>
          </table:table-cell>
          <table:table-cell table:style-name="ce3" table:number-columns-repeated="3"/>
          <table:table-cell table:style-name="ce3" table:formula="of:=[.D48]*[.E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chskantmuttern M10 Selbstsichernd</text:p>
          </table:table-cell>
          <table:table-cell table:style-name="ce3" office:value-type="string" calcext:value-type="string">
            <text:p>Bauhaus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?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4" office:value-type="string" calcext:value-type="string">
            <text:p>Aluprofil Nut 10 45x45x400</text:p>
          </table:table-cell>
          <table:table-cell table:style-name="ce4" office:value-type="string" calcext:value-type="string">
            <text:p>Bosch Rexeroth</text:p>
          </table:table-cell>
          <table:table-cell table:style-name="ce4" office:value-type="string" calcext:value-type="string">
            <text:p>https://www.boschrexroth.com/ics/cat/?cat=Assembly-Technology-Catalog&amp;m=XC&amp;u=si&amp;o=Desktop&amp;p=p846092&amp;pi=A3727DD2-C3C5-7718-C64F7001F36D7049_ICS_8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Aluprofil Nut 10 45x45x250</text:p>
          </table:table-cell>
          <table:table-cell table:style-name="ce4" office:value-type="string" calcext:value-type="string">
            <text:p>Bosch Rexeroth</text:p>
          </table:table-cell>
          <table:table-cell table:style-name="ce4" office:value-type="string" calcext:value-type="string">
            <text:p>https://www.boschrexroth.com/ics/cat/?cat=Assembly-Technology-Catalog&amp;m=XC&amp;u=si&amp;o=Desktop&amp;p=p846092&amp;pi=A3727DD2-C3C5-7718-C64F7001F36D7049_ICS_8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Aluprofil Nut 10 45x45x1000</text:p>
          </table:table-cell>
          <table:table-cell table:style-name="ce4" office:value-type="string" calcext:value-type="string">
            <text:p>Bosch Rexeroth</text:p>
          </table:table-cell>
          <table:table-cell table:style-name="ce4" office:value-type="string" calcext:value-type="string">
            <text:p>https://www.boschrexroth.com/ics/cat/?cat=Assembly-Technology-Catalog&amp;m=XC&amp;u=si&amp;o=Desktop&amp;p=p846092&amp;pi=A3727DD2-C3C5-7718-C64F7001F36D7049_ICS_8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Aluprofil Nut 10 90x45x220</text:p>
          </table:table-cell>
          <table:table-cell table:style-name="ce4" office:value-type="string" calcext:value-type="string">
            <text:p>Bosch Rexeroth</text:p>
          </table:table-cell>
          <table:table-cell table:style-name="ce4" office:value-type="string" calcext:value-type="string">
            <text:p>https://www.boschrexroth.com/ics/cat/?cat=Assembly-Technology-Catalog&amp;m=XC&amp;u=si&amp;o=Desktop&amp;p=p846185&amp;pi=A3727DD2-C3C5-7718-C64F7001F36D7049_ICS_8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Aluprofil Nut 10 90x45x500</text:p>
          </table:table-cell>
          <table:table-cell table:style-name="ce4" office:value-type="string" calcext:value-type="string">
            <text:p>Bosch Rexeroth</text:p>
          </table:table-cell>
          <table:table-cell table:style-name="ce4" office:value-type="string" calcext:value-type="string">
            <text:p>https://www.boschrexroth.com/ics/cat/?cat=Assembly-Technology-Catalog&amp;m=XC&amp;u=si&amp;o=Desktop&amp;p=p846185&amp;pi=A3727DD2-C3C5-7718-C64F7001F36D7049_ICS_8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Geradeverbinder 180N10</text:p>
          </table:table-cell>
          <table:table-cell table:style-name="ce4" office:value-type="string" calcext:value-type="string">
            <text:p>Bosch Rexeroth</text:p>
          </table:table-cell>
          <table:table-cell table:style-name="ce4" office:value-type="string" calcext:value-type="string">
            <text:p>https://www.boschrexroth.com/ics/cat/?cat=Assembly-Technology-Catalog&amp;m=XC&amp;u=si&amp;o=Desktop&amp;p=p879674&amp;pi=A3727DD2-C3C5-7718-C64F7001F36D7049_ICS_82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T-Verbinder (Standard)</text:p>
          </table:table-cell>
          <table:table-cell table:style-name="ce4" office:value-type="string" calcext:value-type="string">
            <text:p>Bosch Rexeroth</text:p>
          </table:table-cell>
          <table:table-cell table:style-name="ce4" office:value-type="string" calcext:value-type="string">
            <text:p><text:a xlink:href="https://www.boschrexroth.com/ics/cat/?cat=Assembly-Technology-Catalog&amp;m=XC&amp;u=si&amp;o=Desktop&amp;p=p881616&amp;pi=A3727DD2-C3C5-7718-C64F7001F36D7049_ICS_82" xlink:type="simple">https://www.boschrexroth.com/ics/cat/?cat=Assembly-Technology-Catalog&amp;m=XC&amp;u=si&amp;o=Desktop&amp;p=p881616&amp;pi=A3727DD2-C3C5-7718-C64F7001F36D7049_ICS_82</text:a>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90° Winkel (Set Standard)</text:p>
          </table:table-cell>
          <table:table-cell table:style-name="ce4" office:value-type="string" calcext:value-type="string">
            <text:p>Bosch Rexeroth</text:p>
          </table:table-cell>
          <table:table-cell table:style-name="ce4" office:value-type="string" calcext:value-type="string">
            <text:p>https://www.boschrexroth.com/ics/cat/?cat=Assembly-Technology-Catalog&amp;m=XC&amp;u=si&amp;o=Desktop&amp;p=p881132&amp;pi=A3727DD2-C3C5-7718-C64F7001F36D7049_ICS_82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Nutensteine Nut 10 1pk</text:p>
          </table:table-cell>
          <table:table-cell table:style-name="ce4" office:value-type="string" calcext:value-type="string">
            <text:p>Bosch Rexeroth</text:p>
          </table:table-cell>
          <table:table-cell table:style-name="ce4" office:value-type="string" calcext:value-type="string">
            <text:p>https://www.boschrexroth.com/ics/cat/?cat=Assembly-Technology-Catalog&amp;m=XC&amp;u=si&amp;o=Desktop&amp;p=p880877&amp;pi=A3727DD2-C3C5-7718-C64F7001F36D7049_ICS_8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8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creation-date>2019-01-21T02:09:21Z</meta:creation-date>
    <dc:date>2019-04-02T10:29:00.631873104</dc:date>
    <meta:editing-cycles>18</meta:editing-cycles>
    <meta:editing-duration>PT8M23S</meta:editing-duration>
    <meta:document-statistic meta:table-count="1" meta:cell-count="286" meta:object-count="0"/>
  </office:meta>
</office:document-meta>
</file>